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ppleResponse.sendStatus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ppleResponse.redirectTo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ppleResponse.is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DefaultAppleResponse( Response cocoo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Cocoon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isSend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ppleResponse.sendPage( String uri , Object biz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